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Mono" fo:font-size="24pt" fo:font-weight="bold" officeooo:rsid="001d1039" officeooo:paragraph-rsid="001d1039" style:font-size-asian="24pt" style:font-size-complex="24pt"/>
    </style:style>
    <style:style style:name="P2" style:family="paragraph" style:parent-style-name="Text_20_body">
      <style:paragraph-properties fo:text-align="start" style:justify-single-word="false"/>
      <style:text-properties fo:color="#000000" style:font-name="Mono" fo:font-size="11pt" fo:font-weight="bold" officeooo:rsid="001e8191" officeooo:paragraph-rsid="001d1039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style:font-name="Mono"/>
    </style:style>
    <style:style style:name="P4" style:family="paragraph" style:parent-style-name="Preformatted_20_Text">
      <style:text-properties style:font-name="Mono" fo:font-size="9.75pt"/>
    </style:style>
    <style:style style:name="P5" style:family="paragraph" style:parent-style-name="Preformatted_20_Text">
      <style:text-properties style:font-name="Mono" fo:font-size="9.75pt" officeooo:paragraph-rsid="0028ff49"/>
    </style:style>
    <style:style style:name="P6" style:family="paragraph" style:parent-style-name="Preformatted_20_Text">
      <style:text-properties style:font-name="Mono" fo:font-size="9.75pt" officeooo:paragraph-rsid="002a043e"/>
    </style:style>
    <style:style style:name="P7" style:family="paragraph" style:parent-style-name="Preformatted_20_Text">
      <style:text-properties style:font-name="Mono" fo:font-size="9.75pt" officeooo:rsid="002a043e" officeooo:paragraph-rsid="002a043e"/>
    </style:style>
    <style:style style:name="P8" style:family="paragraph" style:parent-style-name="Preformatted_20_Text">
      <style:text-properties style:font-name="Mono" fo:font-size="9.75pt" officeooo:paragraph-rsid="002c1db1"/>
    </style:style>
    <style:style style:name="P9" style:family="paragraph" style:parent-style-name="Preformatted_20_Text">
      <style:text-properties style:font-name="Mono" officeooo:paragraph-rsid="0028ff49"/>
    </style:style>
    <style:style style:name="P10" style:family="paragraph" style:parent-style-name="Preformatted_20_Text">
      <style:text-properties fo:color="#000000" style:font-name="Mono" fo:font-size="9.75pt" officeooo:paragraph-rsid="0028ff49"/>
    </style:style>
    <style:style style:name="P11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fo:color="#000000" style:font-name="Mono" fo:font-size="11pt" fo:font-weight="bold" officeooo:rsid="001d1039" officeooo:paragraph-rsid="001d1039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left="2.501cm" fo:margin-right="0cm" fo:text-indent="0cm" style:auto-text-indent="false"/>
      <style:text-properties fo:color="#000000" style:font-name="Mono" fo:font-size="9.75pt" fo:font-weight="bold" officeooo:rsid="002a043e" officeooo:paragraph-rsid="002a043e" style:font-weight-asian="bold" style:font-weight-complex="bold"/>
    </style:style>
    <style:style style:name="P13" style:family="paragraph" style:parent-style-name="Preformatted_20_Text">
      <style:paragraph-properties fo:margin-left="2.501cm" fo:margin-right="0cm" fo:text-indent="0cm" style:auto-text-indent="false"/>
      <style:text-properties style:font-name="Mono" fo:font-size="9.75pt" fo:font-weight="bold" style:font-weight-asian="bold" style:font-weight-complex="bold"/>
    </style:style>
    <style:style style:name="P14" style:family="paragraph" style:parent-style-name="Preformatted_20_Text">
      <style:paragraph-properties fo:margin-left="2.501cm" fo:margin-right="0cm" fo:text-indent="0cm" style:auto-text-indent="false"/>
      <style:text-properties style:font-name="Mono" fo:font-size="9.75pt" fo:font-weight="bold" officeooo:rsid="0028ff49" officeooo:paragraph-rsid="0028ff49" style:font-weight-asian="bold" style:font-weight-complex="bold"/>
    </style:style>
    <style:style style:name="P15" style:family="paragraph" style:parent-style-name="Preformatted_20_Text">
      <style:paragraph-properties fo:margin-left="2.501cm" fo:margin-right="0cm" fo:text-indent="0cm" style:auto-text-indent="false"/>
      <style:text-properties style:font-name="Mono" fo:font-weight="bold" style:font-weight-asian="bold" style:font-weight-complex="bold"/>
    </style:style>
    <style:style style:name="P16" style:family="paragraph" style:parent-style-name="Preformatted_20_Text">
      <style:paragraph-properties fo:margin-left="2.501cm" fo:margin-right="0cm" fo:text-indent="0cm" style:auto-text-indent="false"/>
      <style:text-properties style:font-name="Mono" fo:font-weight="bold" officeooo:rsid="0028ff49" officeooo:paragraph-rsid="0028ff49" style:font-weight-asian="bold" style:font-weight-complex="bold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font-weight="normal" officeooo:rsid="0028059f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2fe006" style:font-size-asian="11pt" style:font-weight-asian="normal" style:font-size-complex="11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9.75pt"/>
    </style:style>
    <style:style style:name="T7" style:family="text">
      <style:text-properties fo:color="#000000" fo:font-size="9.75pt" officeooo:rsid="0028ff49"/>
    </style:style>
    <style:style style:name="T8" style:family="text">
      <style:text-properties fo:color="#000000" fo:font-size="9.75pt" officeooo:rsid="002a043e"/>
    </style:style>
    <style:style style:name="T9" style:family="text">
      <style:text-properties fo:color="#000000" officeooo:rsid="0028ff49"/>
    </style:style>
    <style:style style:name="T10" style:family="text">
      <style:text-properties officeooo:rsid="001e8191"/>
    </style:style>
    <style:style style:name="T11" style:family="text">
      <style:text-properties officeooo:rsid="0028ff49"/>
    </style:style>
    <style:style style:name="T12" style:family="text">
      <style:text-properties fo:font-size="9.75pt"/>
    </style:style>
    <style:style style:name="T13" style:family="text">
      <style:text-properties fo:font-size="9.75pt" officeooo:rsid="0028ff49"/>
    </style:style>
    <style:style style:name="T14" style:family="text">
      <style:text-properties fo:font-size="9.75pt" officeooo:rsid="001e8191"/>
    </style:style>
    <style:style style:name="T15" style:family="text">
      <style:text-properties officeooo:rsid="002a043e"/>
    </style:style>
    <style:style style:name="T16" style:family="text">
      <style:text-properties officeooo:rsid="002cd9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One Call Away</text:span><text:line-break/><text:span text:style-name="T5">Charlie Puth</text:span><text:span text:style-name="T1"> </text:span><text:span text:style-name="T2">2016.<text:tab/><text:tab/><text:tab/><text:tab/><text:tab/><text:tab/><text:tab/><text:tab/><text:tab/></text:span><text:span text:style-name="T3">91</text:span></text:p>
      <text:p text:style-name="P11"><text:span text:style-name="T10"><text:s text:c="10"/></text:span><text:span text:style-name="T14">C <text:s text:c="2"/>G <text:s text:c="3"/></text:span><text:span text:style-name="T13">a</text:span><text:span text:style-name="T14">m7</text:span></text:p>
      <text:p text:style-name="P13">I'm only one call away</text:p>
      <text:p text:style-name="P15"><text:s text:c="18"/><text:span text:style-name="T6">F</text:span><text:span text:style-name="T12"> <text:s text:c="3"/></text:span><text:span text:style-name="T6">C</text:span><text:span text:style-name="T12"> <text:s text:c="2"/></text:span><text:span text:style-name="T6">G</text:span><text:span text:style-name="T8">(</text:span><text:span text:style-name="T7">sus4</text:span><text:span text:style-name="T8">)</text:span></text:p>
      <text:p text:style-name="P13">I'll be there to save the day</text:p>
      <text:p text:style-name="P15"><text:s text:c="14"/><text:span text:style-name="T6">C</text:span><text:span text:style-name="T12"> <text:s text:c="2"/></text:span><text:span text:style-name="T6">G</text:span><text:span text:style-name="T12"> <text:s text:c="4"/></text:span><text:span text:style-name="T13">a</text:span><text:span text:style-name="T6">m7</text:span></text:p>
      <text:p text:style-name="P13">Superman got nothing on me</text:p>
      <text:p text:style-name="P15"><text:s text:c="9"/><text:span text:style-name="T6">F</text:span><text:span text:style-name="T12"> <text:s text:c="2"/></text:span><text:span text:style-name="T6">F/G</text:span><text:span text:style-name="T12"> <text:s text:c="3"/></text:span><text:span text:style-name="T6">C</text:span></text:p>
      <text:p text:style-name="P13">I'm only one call away</text:p>
      <text:p text:style-name="P3"/>
      <text:p text:style-name="P3"><text:span text:style-name="T6">Am</text:span><text:span text:style-name="T12"> <text:s text:c="7"/></text:span><text:span text:style-name="T6">G</text:span><text:span text:style-name="T12"> <text:s text:c="11"/></text:span><text:span text:style-name="T6">C</text:span><text:span text:style-name="T12"> <text:s text:c="5"/></text:span><text:span text:style-name="T6">F</text:span></text:p>
      <text:p text:style-name="P4">Call me, baby, if you need a friend</text:p>
      <text:p text:style-name="P4"><text:span text:style-name="T4">Am</text:span> <text:s text:c="5"/><text:span text:style-name="T4">G</text:span> <text:s text:c="13"/><text:span text:style-name="T4">C <text:s text:c="4"/></text:span><text:span text:style-name="T9">F</text:span></text:p>
      <text:p text:style-name="P4">I just wanna give you love <text:s text:c="2"/>C'mon, c'mon, c'mon</text:p>
      <text:p text:style-name="P4"><text:span text:style-name="T4">Am</text:span> <text:s text:c="6"/><text:span text:style-name="T4">G</text:span> <text:s text:c="14"/><text:span text:style-name="T4">C</text:span> <text:s text:c="6"/><text:span text:style-name="T4">F</text:span></text:p>
      <text:p text:style-name="P4">Reaching out to you, so take a chance</text:p>
      <text:p text:style-name="P3"/>
      <text:p text:style-name="P3"><text:span text:style-name="T6"><text:s text:c="4"/>F <text:s text:c="24"/></text:span><text:span text:style-name="T7">G</text:span></text:p>
      <text:p text:style-name="P4">No matter where you go <text:s/>You know you're not alone</text:p>
      <text:p text:style-name="P3"/>
      <text:p text:style-name="P16">Chorus</text:p>
      <text:p text:style-name="P3"/>
      <text:p text:style-name="P4"><text:span text:style-name="T4">Am</text:span> <text:s text:c="9"/><text:span text:style-name="T4">G</text:span> <text:s text:c="10"/><text:span text:style-name="T4">C</text:span> <text:s text:c="11"/><text:span text:style-name="T4">F</text:span></text:p>
      <text:p text:style-name="P4">Come along with me and don't be scared</text:p>
      <text:p text:style-name="P4"><text:span text:style-name="T4">Am</text:span> <text:s text:c="8"/><text:span text:style-name="T4">G</text:span> <text:s text:c="10"/><text:span text:style-name="T4">C <text:s text:c="7"/></text:span><text:span text:style-name="T9">F</text:span></text:p>
      <text:p text:style-name="P5">I just wanna set you free C'mon, c'mon, c'mon</text:p>
      <text:p text:style-name="P4"><text:span text:style-name="T4">Am</text:span> <text:s text:c="7"/><text:span text:style-name="T4">G</text:span> <text:s text:c="11"/><text:span text:style-name="T4">C</text:span> <text:s text:c="6"/><text:span text:style-name="T4">F</text:span></text:p>
      <text:p text:style-name="P4">You and me can make it anywhere</text:p>
      <text:p text:style-name="P4"><text:span text:style-name="T4"><text:s text:c="4"/>Am</text:span> <text:s text:c="10"/><text:span text:style-name="T4">G</text:span> <text:s text:c="14"/><text:span text:style-name="T4">C</text:span> <text:s text:c="4"/><text:span text:style-name="T4">F</text:span></text:p>
      <text:p text:style-name="P8">For now, we can stay here for a while</text:p>
      <text:p text:style-name="P8"><text:span text:style-name="T4"><text:s text:c="12"/>Am</text:span> <text:s text:c="9"/><text:span text:style-name="T4">G</text:span> <text:s text:c="14"/><text:span text:style-name="T4">C</text:span> <text:s text:c="5"/><text:span text:style-name="T4">F</text:span></text:p>
      <text:p text:style-name="P4">Cause you know, I just wanna see you smile</text:p>
      <text:p text:style-name="P3"/>
      <text:p text:style-name="P9"><text:span text:style-name="T6">F <text:s text:c="28"/></text:span><text:span text:style-name="T7">G</text:span></text:p>
      <text:p text:style-name="P10">No matter where you go <text:s/>You know you're not alone</text:p>
      <text:p text:style-name="P3"/>
      <text:p text:style-name="P14">Chorus</text:p>
      <text:p text:style-name="P3"/>
      <text:p text:style-name="P3"><text:s text:c="17"/><text:span text:style-name="T6">F</text:span><text:span text:style-name="T12"> <text:s text:c="3"/></text:span><text:span text:style-name="T6">Am</text:span><text:span text:style-name="T12"> <text:s text:c="6"/></text:span><text:span text:style-name="T6">G</text:span></text:p>
      <text:p text:style-name="P4">And when you're weak I'll be strong</text:p>
      <text:p text:style-name="P3"><text:s text:c="11"/><text:span text:style-name="T6">F</text:span><text:span text:style-name="T12"> <text:s text:c="4"/></text:span><text:span text:style-name="T6">Am</text:span><text:span text:style-name="T12"> <text:s text:c="3"/></text:span><text:span text:style-name="T6">G</text:span></text:p>
      <text:p text:style-name="P4">I'm gonna keep holding on</text:p>
      <text:p text:style-name="P3"><text:s text:c="16"/><text:span text:style-name="T6">F</text:span><text:span text:style-name="T12"> <text:s text:c="5"/></text:span><text:span text:style-name="T6">Am</text:span><text:span text:style-name="T12"> <text:s text:c="8"/></text:span><text:span text:style-name="T6">G</text:span></text:p>
      <text:p text:style-name="P4">Now don't you worry, it won't be long</text:p>
      <text:p text:style-name="P3"><text:s text:c="23"/><text:span text:style-name="T6">F <text:s text:c="26"/></text:span><text:span text:style-name="T8">G</text:span></text:p>
      <text:p text:style-name="P6">Darling, and when you feel like hope is gone <text:span text:style-name="T16">j</text:span>ust run into my arms</text:p>
      <text:p text:style-name="P3"/>
      <text:p text:style-name="P14">Chorus <text:span text:style-name="T15">(20%)</text:span></text:p>
      <text:p text:style-name="P15"><text:s text:c="13"/><text:span text:style-name="T6">C</text:span><text:span text:style-name="T12"> <text:s text:c="2"/></text:span><text:span text:style-name="T7">E</text:span><text:span text:style-name="T12"> <text:s text:c="4"/></text:span><text:span text:style-name="T6">Am7</text:span></text:p>
      <text:p text:style-name="P13">...Superman got nothing on me</text:p>
      <text:p text:style-name="P15"><text:s text:c="8"/><text:span text:style-name="T6">F</text:span><text:span text:style-name="T12"> <text:s text:c="10"/></text:span><text:span text:style-name="T6">G</text:span><text:span text:style-name="T12"> <text:s text:c="7"/></text:span><text:span text:style-name="T6">C</text:span><text:span text:style-name="T12"> <text:s text:c="2"/></text:span><text:span text:style-name="T6">G</text:span><text:span text:style-name="T12"> <text:s text:c="3"/></text:span><text:span text:style-name="T6">Am7</text:span></text:p>
      <text:p text:style-name="P13">I'm only one, I'm only one, one call away</text:p>
      <text:p text:style-name="P12">Chorus 100%</text:p>
      <text:p text:style-name="P4"/>
      <text:p text:style-name="P7"><text:tab/><text:tab/>I‘m only one call away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8-07-07T12:39:01.468269792</dc:date>
    <dc:creator>benutzer </dc:creator>
    <meta:editing-duration>PT1H25M22S</meta:editing-duration>
    <meta:editing-cycles>11</meta:editing-cycles>
    <meta:generator>LibreOffice/5.1.6.2$Linux_X86_64 LibreOffice_project/10m0$Build-2</meta:generator>
    <meta:printed-by>benutzer </meta:printed-by>
    <meta:print-date>2018-03-25T21:13:47.132947568</meta:print-date>
    <meta:document-statistic meta:table-count="0" meta:image-count="0" meta:object-count="0" meta:page-count="1" meta:paragraph-count="46" meta:word-count="242" meta:character-count="1509" meta:non-whitespace-character-count="777"/>
  </office:meta>
</office:document-meta>
</file>